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5.158cm"/>
    </style:style>
    <style:style style:name="co4" style:family="table-column">
      <style:table-column-properties fo:break-before="auto" style:column-width="7.83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808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12.231cm"/>
    </style:style>
    <style:style style:name="co11" style:family="table-column">
      <style:table-column-properties fo:break-before="auto" style:column-width="1.859cm"/>
    </style:style>
    <style:style style:name="ro1" style:family="table-row">
      <style:table-row-properties style:row-height="0.351cm" fo:break-before="auto" style:use-optimal-row-height="false"/>
    </style:style>
    <style:style style:name="ro2" style:family="table-row">
      <style:table-row-properties style:row-height="1.238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132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2.223cm" fo:break-before="auto" style:use-optimal-row-height="false"/>
    </style:style>
    <style:style style:name="ro8" style:family="table-row">
      <style:table-row-properties style:row-height="1.191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Agile_20_Project_20_Plan">
      <style:table-properties table:display="true" style:writing-mode="lr-tb"/>
    </style:style>
    <style:style style:name="ce1" style:family="table-cell" style:parent-style-name="Excel_20_Built-in_20_Normal_20_1">
      <style:table-cell-properties fo:border-bottom="0.035cm solid #bfbfbf" fo:background-color="#000000" style:diagonal-bl-tr="none" style:diagonal-tl-br="none" style:text-align-source="fix" style:repeat-content="false" fo:wrap-option="no-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" style:family="table-cell" style:parent-style-name="Excel_20_Built-in_20_Normal_20_1">
      <style:table-cell-properties fo:wrap-option="wrap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_20_1">
      <style:table-cell-properties fo:background-color="#00000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" style:family="table-cell" style:parent-style-name="Excel_20_Built-in_20_Normal_20_1">
      <style:table-cell-properties fo:background-color="#fac09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Excel_20_Built-in_20_Normal_20_1">
      <style:table-cell-properties fo:background-color="#8eb4e3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Excel_20_Built-in_20_Normal_20_1">
      <style:table-cell-properties fo:background-color="#c3d69b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Excel_20_Built-in_20_Normal_20_1">
      <style:table-cell-properties fo:background-color="#ff8989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Excel_20_Built-in_20_Normal_20_1">
      <style:table-cell-properties fo:background-color="#d9d9d9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Excel_20_Built-in_20_Normal_20_1">
      <style:table-cell-properties fo:background-color="#ccc1da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0" style:family="table-cell" style:parent-style-name="Excel_20_Built-in_20_Normal_20_1">
      <style:table-cell-properties fo:background-color="#97e4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none" style:rotation-angle="0" style:rotation-align="none" style:shrink-to-fit="false" fo:border-top="0.035cm solid #bfbfbf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Excel_20_Built-in_20_Normal_20_1">
      <style:table-cell-properties fo:background-color="#fac090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Excel_20_Built-in_20_Normal_20_1">
      <style:table-cell-properties fo:background-color="#8eb4e3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" style:family="table-cell" style:parent-style-name="Excel_20_Built-in_20_Normal_20_1">
      <style:table-cell-properties fo:background-color="#c3d69b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Excel_20_Built-in_20_Normal_20_1">
      <style:table-cell-properties fo:background-color="#ff7d7d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Excel_20_Built-in_20_Normal_20_1">
      <style:table-cell-properties fo:background-color="#d9d9d9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none" style:rotation-angle="0" style:rotation-align="none" style:shrink-to-fit="false" fo:border-top="0.035cm solid #bfbfbf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Excel_20_Built-in_20_Normal_20_1">
      <style:table-cell-properties fo:background-color="#ccc1da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fo:background-color="#cccccc" style:diagonal-bl-tr="none" style:diagonal-tl-br="none" fo:border="0.035cm solid #bfbfbf" style:rotation-align="none"/>
    </style:style>
    <style:style style:name="ce21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Excel_20_Built-in_20_Normal_20_1" style:data-style-name="N108">
      <style:table-cell-properties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none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0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bfbfbf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1" style:family="table-cell" style:parent-style-name="Excel_20_Built-in_20_Normal_20_1">
      <style:table-cell-properties fo:border-bottom="0.035cm solid #bfbfbf" fo:background-color="#000000" style:diagonal-bl-tr="none" style:diagonal-tl-br="none" style:text-align-source="fix" style:repeat-content="false" fo:wrap-option="no-wrap" fo:border-left="0.035cm solid #bfbfb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2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3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Excel_20_Built-in_20_Normal_20_1" style:data-style-name="N110">
      <style:table-cell-properties fo:background-color="#cccccc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Excel_20_Built-in_20_Normal_20_1" style:data-style-name="N110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6" style:family="table-cell" style:parent-style-name="Excel_20_Built-in_20_Normal_20_1" style:data-style-name="N110">
      <style:table-cell-properties fo:background-color="#cccccc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7" style:family="table-cell" style:parent-style-name="Excel_20_Built-in_20_Normal_20_1" style:data-style-name="N110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Excel_20_Built-in_20_Normal_20_1">
      <style:table-cell-properties fo:background-color="#ebf1de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Excel_20_Built-in_20_Normal_20_1">
      <style:table-cell-properties fo:border-bottom="none" fo:background-color="#ebf1de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0" style:family="table-cell" style:parent-style-name="Excel_20_Built-in_20_Normal_20_1">
      <style:table-cell-properties fo:border-bottom="0.035cm solid #bfbfbf" fo:background-color="#ebf1de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141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1" style:family="table-cell" style:parent-style-name="Excel_20_Built-in_20_Normal_20_1">
      <style:table-cell-properties fo:background-color="#f2dcdb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2" style:family="table-cell" style:parent-style-name="Excel_20_Built-in_20_Normal_20_1">
      <style:table-cell-properties fo:border-bottom="none" fo:background-color="#f2dcdb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3" style:family="table-cell" style:parent-style-name="Excel_20_Built-in_20_Normal_20_1">
      <style:table-cell-properties fo:border-bottom="0.035cm solid #bfbfbf" fo:background-color="#f2dcdb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141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4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bottom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5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bottom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6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bottom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7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8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9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0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1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2" style:family="table-cell" style:parent-style-name="Excel_20_Built-in_20_Normal_20_1">
      <style:table-cell-properties fo:border-bottom="0.035cm solid #bfbfbf" fo:background-color="#ebf1de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141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3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4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5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6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7" style:family="table-cell" style:parent-style-name="Excel_20_Built-in_20_Normal_20_1">
      <style:table-cell-properties fo:border-bottom="0.035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8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325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9" style:family="table-cell" style:parent-style-name="Excel_20_Built-in_20_Normal_20_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gile Project Pla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1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Projektname</text:p>
          </table:table-cell>
          <table:table-cell table:style-name="ce1" office:value-type="string">
            <text:p>Projektteam</text:p>
          </table:table-cell>
          <table:table-cell table:style-name="ce1" office:value-type="string">
            <text:p>Beginn</text:p>
          </table:table-cell>
          <table:table-cell table:style-name="ce31" office:value-type="string">
            <text:p>Ende</text:p>
          </table:table-cell>
          <table:table-cell table:number-columns-repeated="12"/>
          <table:table-cell table:style-name="ce59"/>
          <table:table-cell table:number-columns-repeated="1006"/>
        </table:table-row>
        <table:table-row table:style-name="ro3">
          <table:table-cell/>
          <table:table-cell table:style-name="ce2" office:value-type="string">
            <text:p>Datenbank- und Webanbindung einer virtuellen Fabrik mittels OPC-UA</text:p>
          </table:table-cell>
          <table:table-cell table:style-name="ce19" office:value-type="string">
            <text:p>Ondrej Hruby, Michael Mölle</text:p>
          </table:table-cell>
          <table:table-cell table:style-name="ce26" office:value-type="date" office:date-value="2019-09-13">
            <text:p>13. Sep 19</text:p>
          </table:table-cell>
          <table:table-cell table:style-name="ce26" office:value-type="date" office:date-value="2020-02-03">
            <text:p>03. Feb 20</text:p>
          </table:table-cell>
          <table:table-cell table:number-columns-repeated="12"/>
          <table:table-cell table:style-name="ce59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>
            <text:p>Arbeitsschritte</text:p>
          </table:table-cell>
          <table:table-cell table:style-name="ce3" office:value-type="string" table:number-columns-spanned="2" table:number-rows-spanned="1">
            <text:p>Beschreibung</text:p>
          </table:table-cell>
          <table:covered-table-cell table:style-name="ce3"/>
          <table:table-cell table:style-name="ce3" office:value-type="string">
            <text:p>Verantwortlicher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Ende</text:p>
          </table:table-cell>
          <table:table-cell table:style-name="ce3" office:value-type="string">
            <text:p>Dauer in Tagen</text:p>
          </table:table-cell>
          <table:table-cell table:style-name="ce3" office:value-type="string">
            <text:p>Mölle / SOLL</text:p>
          </table:table-cell>
          <table:table-cell table:style-name="ce3" office:value-type="string">
            <text:p>Mölle / <text:s/>IST</text:p>
          </table:table-cell>
          <table:table-cell table:style-name="ce3" office:value-type="string">
            <text:p>Differenz</text:p>
          </table:table-cell>
          <table:table-cell table:style-name="ce3" office:value-type="string">
            <text:p>Hruby / SOLL</text:p>
          </table:table-cell>
          <table:table-cell table:style-name="ce3" office:value-type="string">
            <text:p>Hruby / IST</text:p>
          </table:table-cell>
          <table:table-cell table:style-name="ce3" office:value-type="string">
            <text:p>Differenz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Kommentare</text:p>
          </table:table-cell>
          <table:table-cell table:style-name="ce59" table:number-columns-repeated="2"/>
          <table:table-cell table:number-columns-repeated="1006"/>
        </table:table-row>
        <table:table-row table:style-name="ro5">
          <table:table-cell/>
          <table:table-cell table:style-name="ce4" office:value-type="string">
            <text:p>Meilenstein 1</text:p>
          </table:table-cell>
          <table:table-cell table:style-name="ce20" table:number-columns-spanned="2" table:number-rows-spanned="1"/>
          <table:covered-table-cell table:style-name="ce20"/>
          <table:table-cell table:style-name="ce32"/>
          <table:table-cell table:style-name="ce34" office:value-type="date" office:date-value="2019-09-13">
            <text:p>13.9.19</text:p>
          </table:table-cell>
          <table:table-cell table:style-name="ce34" office:value-type="date" office:date-value="2019-10-25">
            <text:p>25.10.19</text:p>
          </table:table-cell>
          <table:table-cell table:style-name="ce32" office:value-type="float" office:value="42">
            <text:p>42</text:p>
          </table:table-cell>
          <table:table-cell table:style-name="ce32" table:number-columns-repeated="8"/>
          <table:table-cell table:number-columns-repeated="1008"/>
        </table:table-row>
        <table:table-row table:style-name="ro5">
          <table:table-cell/>
          <table:table-cell table:style-name="ce5" office:value-type="float" office:value="1">
            <text:p>1</text:p>
          </table:table-cell>
          <table:table-cell table:style-name="ce21" office:value-type="string" table:number-columns-spanned="2" table:number-rows-spanned="1">
            <text:p>Dokumentation</text:p>
          </table:table-cell>
          <table:covered-table-cell table:style-name="ce21"/>
          <table:table-cell table:style-name="ce21" office:value-type="string">
            <text:p>Mölle/Hruby</text:p>
          </table:table-cell>
          <table:table-cell table:style-name="ce35" office:value-type="date" office:date-value="2019-09-13">
            <text:p>13.9.19</text:p>
          </table:table-cell>
          <table:table-cell table:style-name="ce35" office:value-type="date" office:date-value="2020-03-02">
            <text:p>2.3.20</text:p>
          </table:table-cell>
          <table:table-cell table:style-name="ce21" office:value-type="float" office:value="171">
            <text:p>171</text:p>
          </table:table-cell>
          <table:table-cell table:style-name="ce38" office:value-type="float" office:value="85">
            <text:p>85</text:p>
          </table:table-cell>
          <table:table-cell table:style-name="ce41" office:value-type="float" office:value="7">
            <text:p>7</text:p>
          </table:table-cell>
          <table:table-cell table:style-name="ce44" office:value-type="string" table:number-columns-spanned="1" table:number-rows-spanned="6">
            <text:p>Differenz:</text:p>
          </table:table-cell>
          <table:table-cell table:style-name="ce38" office:value-type="float" office:value="85">
            <text:p>85</text:p>
          </table:table-cell>
          <table:table-cell table:style-name="ce41" office:value-type="float" office:value="85">
            <text:p>85</text:p>
          </table:table-cell>
          <table:table-cell table:style-name="ce47" table:number-columns-spanned="1" table:number-rows-spanned="6"/>
          <table:table-cell table:style-name="ce21" office:value-type="string">
            <text:p>in Arbeit</text:p>
          </table:table-cell>
          <table:table-cell table:style-name="ce21"/>
          <table:table-cell table:number-columns-repeated="1008"/>
        </table:table-row>
        <table:table-row table:style-name="ro6">
          <table:table-cell/>
          <table:table-cell table:style-name="ce6" office:value-type="float" office:value="2">
            <text:p>2</text:p>
          </table:table-cell>
          <table:table-cell table:style-name="ce21" office:value-type="string" table:number-columns-spanned="2" table:number-rows-spanned="1">
            <text:p>Beschaffung von Software und Lizenzen</text:p>
          </table:table-cell>
          <table:covered-table-cell table:style-name="ce21"/>
          <table:table-cell table:style-name="ce21" office:value-type="string">
            <text:p>Mölle/Hruby</text:p>
          </table:table-cell>
          <table:table-cell table:style-name="ce35" office:value-type="date" office:date-value="2019-09-13">
            <text:p>13.9.19</text:p>
          </table:table-cell>
          <table:table-cell table:style-name="ce35" office:value-type="date" office:date-value="2019-10-10">
            <text:p>10.10.19</text:p>
          </table:table-cell>
          <table:table-cell table:style-name="ce21" office:value-type="float" office:value="27">
            <text:p>27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covered-table-cell table:style-name="ce45"/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covered-table-cell table:style-name="ce53"/>
          <table:table-cell table:style-name="ce21" office:value-type="string">
            <text:p>Abgeschlossen</text:p>
          </table:table-cell>
          <table:table-cell table:style-name="ce21" office:value-type="string">
            <text:p>War vorerst bis zum 30.09.2019 geplant. Bis heute (30.09.2019) weder Zugang zur Software vor Ort, noch Lizenz erhalten</text:p>
          </table:table-cell>
          <table:table-cell table:number-columns-repeated="1008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21" office:value-type="string" table:number-columns-spanned="2" table:number-rows-spanned="1">
            <text:p>Konfiguration der virtuellen Maschine</text:p>
          </table:table-cell>
          <table:covered-table-cell table:style-name="ce21"/>
          <table:table-cell table:style-name="ce21" office:value-type="string">
            <text:p>Mölle/Hruby</text:p>
          </table:table-cell>
          <table:table-cell table:style-name="ce35" office:value-type="date" office:date-value="2019-09-23">
            <text:p>23.9.19</text:p>
          </table:table-cell>
          <table:table-cell table:style-name="ce35" office:value-type="date" office:date-value="2019-10-03">
            <text:p>3.10.19</text:p>
          </table:table-cell>
          <table:table-cell table:style-name="ce21" office:value-type="float" office:value="10">
            <text:p>10</text:p>
          </table:table-cell>
          <table:table-cell table:style-name="ce38" office:value-type="float" office:value="3">
            <text:p>3</text:p>
          </table:table-cell>
          <table:table-cell table:style-name="ce41" office:value-type="float" office:value="7">
            <text:p>7</text:p>
          </table:table-cell>
          <table:covered-table-cell table:style-name="ce45"/>
          <table:table-cell table:style-name="ce38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covered-table-cell table:style-name="ce53"/>
          <table:table-cell table:style-name="ce21" office:value-type="string">
            <text:p>Abgeschlossen</text:p>
          </table:table-cell>
          <table:table-cell table:style-name="ce21"/>
          <table:table-cell table:number-columns-repeated="1008"/>
        </table:table-row>
        <table:table-row table:style-name="ro5">
          <table:table-cell/>
          <table:table-cell table:style-name="ce8" office:value-type="float" office:value="4">
            <text:p>4</text:p>
          </table:table-cell>
          <table:table-cell table:style-name="ce21" office:value-type="string" table:number-columns-spanned="2" table:number-rows-spanned="1">
            <text:p>Installation der Software „Visual Components 1.7.0“</text:p>
          </table:table-cell>
          <table:covered-table-cell table:style-name="ce21"/>
          <table:table-cell table:style-name="ce21" office:value-type="string">
            <text:p>Mölle/Hruby</text:p>
          </table:table-cell>
          <table:table-cell table:style-name="ce35" office:value-type="date" office:date-value="2019-10-10">
            <text:p>10.10.19</text:p>
          </table:table-cell>
          <table:table-cell table:style-name="ce35" office:value-type="date" office:date-value="2019-10-11">
            <text:p>11.10.19</text:p>
          </table:table-cell>
          <table:table-cell table:style-name="ce21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0.5">
            <text:p>0,5</text:p>
          </table:table-cell>
          <table:covered-table-cell table:style-name="ce45"/>
          <table:table-cell table:style-name="ce38" office:value-type="float" office:value="1">
            <text:p>1</text:p>
          </table:table-cell>
          <table:table-cell table:style-name="ce41" office:value-type="float" office:value="0.5">
            <text:p>0,5</text:p>
          </table:table-cell>
          <table:covered-table-cell table:style-name="ce53"/>
          <table:table-cell table:style-name="ce21" office:value-type="string">
            <text:p>Abgeschlossen</text:p>
          </table:table-cell>
          <table:table-cell table:style-name="ce21"/>
          <table:table-cell table:number-columns-repeated="1008"/>
        </table:table-row>
        <table:table-row table:style-name="ro5">
          <table:table-cell/>
          <table:table-cell table:style-name="ce9" office:value-type="float" office:value="5">
            <text:p>5</text:p>
          </table:table-cell>
          <table:table-cell table:style-name="ce21" office:value-type="string" table:number-columns-spanned="2" table:number-rows-spanned="1">
            <text:p>Installation der Software „UA Expert“ (virtuelle Maschine)</text:p>
          </table:table-cell>
          <table:covered-table-cell table:style-name="ce21"/>
          <table:table-cell table:style-name="ce21" office:value-type="string">
            <text:p>Mölle/Hruby</text:p>
          </table:table-cell>
          <table:table-cell table:number-columns-repeated="2" table:style-name="ce35" office:value-type="date" office:date-value="2019-10-03">
            <text:p>3.10.19</text:p>
          </table:table-cell>
          <table:table-cell table:style-name="ce21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covered-table-cell table:style-name="ce45"/>
          <table:table-cell table:style-name="ce38" office:value-type="float" office:value="1">
            <text:p>1</text:p>
          </table:table-cell>
          <table:table-cell table:style-name="ce41" office:value-type="float" office:value="0.5">
            <text:p>0,5</text:p>
          </table:table-cell>
          <table:covered-table-cell table:style-name="ce53"/>
          <table:table-cell table:style-name="ce21" office:value-type="string">
            <text:p>Abgeschlossen</text:p>
          </table:table-cell>
          <table:table-cell table:style-name="ce21"/>
          <table:table-cell table:number-columns-repeated="1008"/>
        </table:table-row>
        <table:table-row table:style-name="ro7">
          <table:table-cell/>
          <table:table-cell table:style-name="ce10" office:value-type="float" office:value="6">
            <text:p>6</text:p>
          </table:table-cell>
          <table:table-cell table:style-name="ce21" office:value-type="string" table:number-columns-spanned="2" table:number-rows-spanned="1">
            <text:p>Installation/ Konfiguration des Fließbandsensors</text:p>
          </table:table-cell>
          <table:covered-table-cell table:style-name="ce21"/>
          <table:table-cell table:style-name="ce21" office:value-type="string">
            <text:p>Mölle</text:p>
          </table:table-cell>
          <table:table-cell table:style-name="ce35" office:value-type="date" office:date-value="2019-10-12">
            <text:p>12.10.19</text:p>
          </table:table-cell>
          <table:table-cell table:style-name="ce35" office:value-type="date" office:date-value="2019-10-24">
            <text:p>24.10.19</text:p>
          </table:table-cell>
          <table:table-cell table:style-name="ce21" office:value-type="float" office:value="13">
            <text:p>13</text:p>
          </table:table-cell>
          <table:table-cell table:style-name="ce39" office:value-type="float" office:value="15">
            <text:p>15</text:p>
          </table:table-cell>
          <table:table-cell table:style-name="ce42" office:value-type="float" office:value="12.75">
            <text:p>12,75</text:p>
          </table:table-cell>
          <table:covered-table-cell table:style-name="ce46"/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covered-table-cell table:style-name="ce54"/>
          <table:table-cell table:style-name="ce21" office:value-type="string">
            <text:p>in Arbeit</text:p>
          </table:table-cell>
          <table:table-cell table:style-name="ce21" office:value-type="string">
            <text:p>Grundkonfiguration (Fähigkeit befüllte Flaschen zu erkennen und Anzahl festzuhalten) abgeschlossen. Es folgt weitere Recherche zur eventuellen Erweiterung/Spezifikation der Konfiguration. </text:p>
          </table:table-cell>
          <table:table-cell table:number-columns-repeated="1008"/>
        </table:table-row>
        <table:table-row table:style-name="ro8">
          <table:table-cell/>
          <table:table-cell table:style-name="ce11"/>
          <table:table-cell table:style-name="ce22" office:value-type="string" table:number-columns-spanned="6" table:number-rows-spanned="1">
            <text:p>SUMME</text:p>
          </table:table-cell>
          <table:covered-table-cell table:number-columns-repeated="4" table:style-name="ce27"/>
          <table:covered-table-cell table:style-name="ce22"/>
          <table:table-cell table:style-name="ce40" table:formula="of:=SUM([.I7:.I12])" office:value-type="float" office:value="105">
            <text:p>105</text:p>
          </table:table-cell>
          <table:table-cell table:style-name="ce43" office:value-type="float" office:value="29.25">
            <text:p>29,25</text:p>
          </table:table-cell>
          <table:table-cell table:style-name="ce47" table:formula="of:=[.I13]-[.J13]" office:value-type="float" office:value="75.75">
            <text:p>75,75</text:p>
          </table:table-cell>
          <table:table-cell table:style-name="ce40" table:formula="of:=SUM([.L7:.L12])" office:value-type="float" office:value="90">
            <text:p>90</text:p>
          </table:table-cell>
          <table:table-cell table:style-name="ce43" table:formula="of:=SUM([.M7:.M12])" office:value-type="float" office:value="90">
            <text:p>90</text:p>
          </table:table-cell>
          <table:table-cell table:style-name="ce21" table:formula="of:=[.L13]-[.M13]" office:value-type="float" office:value="0">
            <text:p>0</text:p>
          </table:table-cell>
          <table:table-cell table:style-name="ce21" table:number-columns-repeated="2"/>
          <table:table-cell table:number-columns-repeated="1008"/>
        </table:table-row>
        <table:table-row table:style-name="ro5">
          <table:table-cell/>
          <table:table-cell table:style-name="ce12" office:value-type="string">
            <text:p>Meilenstein 2</text:p>
          </table:table-cell>
          <table:table-cell table:style-name="ce20" table:number-columns-spanned="2" table:number-rows-spanned="1"/>
          <table:covered-table-cell table:style-name="ce20"/>
          <table:table-cell table:style-name="ce33"/>
          <table:table-cell table:style-name="ce36" office:value-type="date" office:date-value="2019-10-25">
            <text:p>25.10.19</text:p>
          </table:table-cell>
          <table:table-cell table:style-name="ce36" office:value-type="date" office:date-value="2019-12-13">
            <text:p>13.12.19</text:p>
          </table:table-cell>
          <table:table-cell table:style-name="ce33" office:value-type="float" office:value="49">
            <text:p>49</text:p>
          </table:table-cell>
          <table:table-cell table:style-name="ce33" table:number-columns-repeated="8"/>
          <table:table-cell table:number-columns-repeated="1008"/>
        </table:table-row>
        <table:table-row table:style-name="ro5">
          <table:table-cell/>
          <table:table-cell table:style-name="ce13" office:value-type="float" office:value="1">
            <text:p>1</text:p>
          </table:table-cell>
          <table:table-cell table:style-name="ce23" office:value-type="string" table:number-columns-spanned="2" table:number-rows-spanned="1">
            <text:p>Installation/ Konfiguration des OPC-UA-Server <text:s text:c="3"/>(C++)</text:p>
          </table:table-cell>
          <table:covered-table-cell table:style-name="ce23"/>
          <table:table-cell table:style-name="ce23" office:value-type="string">
            <text:p>Mölle</text:p>
          </table:table-cell>
          <table:table-cell table:style-name="ce37" office:value-type="date" office:date-value="2019-10-14">
            <text:p>14.10.19</text:p>
          </table:table-cell>
          <table:table-cell table:style-name="ce37" office:value-type="date" office:date-value="2019-10-25">
            <text:p>25.10.19</text:p>
          </table:table-cell>
          <table:table-cell table:style-name="ce23" office:value-type="float" office:value="11">
            <text:p>11</text:p>
          </table:table-cell>
          <table:table-cell table:style-name="ce38" office:value-type="float" office:value="40">
            <text:p>40</text:p>
          </table:table-cell>
          <table:table-cell table:style-name="ce41"/>
          <table:table-cell table:style-name="ce48" office:value-type="string" table:number-columns-spanned="1" table:number-rows-spanned="4">
            <text:p>Differenz:</text:p>
          </table:table-cell>
          <table:table-cell table:style-name="ce38" office:value-type="float" office:value="0">
            <text:p>0</text:p>
          </table:table-cell>
          <table:table-cell table:style-name="ce41"/>
          <table:table-cell table:style-name="ce55" table:number-columns-spanned="1" table:number-rows-spanned="4"/>
          <table:table-cell table:style-name="ce23" office:value-type="string">
            <text:p>in Arbeit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14" office:value-type="float" office:value="2">
            <text:p>2</text:p>
          </table:table-cell>
          <table:table-cell table:style-name="ce23" office:value-type="string" table:number-columns-spanned="2" table:number-rows-spanned="1">
            <text:p>Installation/ Konfiguration der OPC-UA-Clients, Aktoren und Sensoren </text:p>
          </table:table-cell>
          <table:covered-table-cell table:style-name="ce23"/>
          <table:table-cell table:style-name="ce23" office:value-type="string">
            <text:p>Hruby</text:p>
          </table:table-cell>
          <table:table-cell table:style-name="ce37" office:value-type="date" office:date-value="2019-10-25">
            <text:p>25.10.19</text:p>
          </table:table-cell>
          <table:table-cell table:style-name="ce37" office:value-type="date" office:date-value="2019-10-31">
            <text:p>31.10.19</text:p>
          </table:table-cell>
          <table:table-cell table:style-name="ce23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41"/>
          <table:covered-table-cell table:style-name="ce49"/>
          <table:table-cell table:style-name="ce38" office:value-type="float" office:value="50">
            <text:p>50</text:p>
          </table:table-cell>
          <table:table-cell table:style-name="ce41"/>
          <table:covered-table-cell table:style-name="ce56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5" office:value-type="float" office:value="3">
            <text:p>3</text:p>
          </table:table-cell>
          <table:table-cell table:style-name="ce23" office:value-type="string" table:number-columns-spanned="2" table:number-rows-spanned="1">
            <text:p>Anlegen einer Datenbank / Konfiguration der Tabellen</text:p>
          </table:table-cell>
          <table:covered-table-cell table:style-name="ce23"/>
          <table:table-cell table:style-name="ce23" office:value-type="string">
            <text:p>Mölle</text:p>
          </table:table-cell>
          <table:table-cell table:style-name="ce37" office:value-type="date" office:date-value="2019-11-01">
            <text:p>1.11.19</text:p>
          </table:table-cell>
          <table:table-cell table:style-name="ce37" office:value-type="date" office:date-value="2019-11-30">
            <text:p>30.11.19</text:p>
          </table:table-cell>
          <table:table-cell table:style-name="ce23" office:value-type="float" office:value="29">
            <text:p>29</text:p>
          </table:table-cell>
          <table:table-cell table:style-name="ce38" office:value-type="float" office:value="5">
            <text:p>5</text:p>
          </table:table-cell>
          <table:table-cell table:style-name="ce41"/>
          <table:covered-table-cell table:style-name="ce49"/>
          <table:table-cell table:style-name="ce38" office:value-type="float" office:value="0">
            <text:p>0</text:p>
          </table:table-cell>
          <table:table-cell table:style-name="ce41"/>
          <table:covered-table-cell table:style-name="ce56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6" office:value-type="float" office:value="4">
            <text:p>4</text:p>
          </table:table-cell>
          <table:table-cell table:style-name="ce23" office:value-type="string" table:number-columns-spanned="2" table:number-rows-spanned="1">
            <text:p>Verbindungsaufbau zwischen OPC UA Server und Datenbank</text:p>
          </table:table-cell>
          <table:covered-table-cell table:style-name="ce28"/>
          <table:table-cell table:style-name="ce23" office:value-type="string">
            <text:p>Mölle</text:p>
          </table:table-cell>
          <table:table-cell table:style-name="ce37" office:value-type="date" office:date-value="2019-12-01">
            <text:p>1.12.19</text:p>
          </table:table-cell>
          <table:table-cell table:style-name="ce37" office:value-type="date" office:date-value="2019-12-13">
            <text:p>13.12.19</text:p>
          </table:table-cell>
          <table:table-cell table:style-name="ce23" office:value-type="float" office:value="12">
            <text:p>12</text:p>
          </table:table-cell>
          <table:table-cell table:style-name="ce39" office:value-type="float" office:value="25">
            <text:p>25</text:p>
          </table:table-cell>
          <table:table-cell table:style-name="ce42"/>
          <table:covered-table-cell table:style-name="ce50"/>
          <table:table-cell table:style-name="ce39" office:value-type="float" office:value="0">
            <text:p>0</text:p>
          </table:table-cell>
          <table:table-cell table:style-name="ce42"/>
          <table:covered-table-cell table:style-name="ce57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7"/>
          <table:table-cell table:style-name="ce22" office:value-type="string" table:number-columns-spanned="6" table:number-rows-spanned="1">
            <text:p>SUMME</text:p>
          </table:table-cell>
          <table:covered-table-cell table:number-columns-repeated="4" table:style-name="ce27"/>
          <table:covered-table-cell table:style-name="ce22"/>
          <table:table-cell table:style-name="ce40" table:formula="of:=SUM([.I15:.I18])" office:value-type="float" office:value="70">
            <text:p>70</text:p>
          </table:table-cell>
          <table:table-cell table:style-name="ce43"/>
          <table:table-cell table:style-name="ce47" table:formula="of:=[.I19]-[.J19]" office:value-type="float" office:value="70">
            <text:p>70</text:p>
          </table:table-cell>
          <table:table-cell table:style-name="ce52" table:formula="of:=SUM([.L15:.L18])" office:value-type="float" office:value="50">
            <text:p>50</text:p>
          </table:table-cell>
          <table:table-cell table:style-name="ce43"/>
          <table:table-cell table:style-name="ce23" table:formula="of:=[.L19]-[.M19]" office:value-type="float" office:value="50">
            <text:p>50</text:p>
          </table:table-cell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2" office:value-type="string">
            <text:p>Meilenstein 3</text:p>
          </table:table-cell>
          <table:table-cell table:style-name="ce20" table:number-columns-spanned="2" table:number-rows-spanned="1"/>
          <table:covered-table-cell table:style-name="ce20"/>
          <table:table-cell table:style-name="ce33"/>
          <table:table-cell table:style-name="ce36" office:value-type="date" office:date-value="2019-12-13">
            <text:p>13.12.19</text:p>
          </table:table-cell>
          <table:table-cell table:style-name="ce36" office:value-type="date" office:date-value="2020-02-21">
            <text:p>21.2.20</text:p>
          </table:table-cell>
          <table:table-cell table:style-name="ce33" office:value-type="float" office:value="70">
            <text:p>70</text:p>
          </table:table-cell>
          <table:table-cell table:style-name="ce33" table:number-columns-repeated="8"/>
          <table:table-cell table:number-columns-repeated="1008"/>
        </table:table-row>
        <table:table-row table:style-name="ro5">
          <table:table-cell/>
          <table:table-cell table:style-name="ce13" office:value-type="float" office:value="1">
            <text:p>1</text:p>
          </table:table-cell>
          <table:table-cell table:style-name="ce23" office:value-type="string" table:number-columns-spanned="2" table:number-rows-spanned="1">
            <text:p>Konfiguration von node-red</text:p>
          </table:table-cell>
          <table:covered-table-cell table:style-name="ce23"/>
          <table:table-cell table:style-name="ce23" office:value-type="string">
            <text:p>Hruby</text:p>
          </table:table-cell>
          <table:table-cell table:style-name="ce37" office:value-type="date" office:date-value="2019-12-13">
            <text:p>13.12.19</text:p>
          </table:table-cell>
          <table:table-cell table:style-name="ce37" office:value-type="date" office:date-value="2020-01-02">
            <text:p>2.1.20</text:p>
          </table:table-cell>
          <table:table-cell table:style-name="ce23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41"/>
          <table:table-cell table:style-name="ce48" office:value-type="string" table:number-columns-spanned="1" table:number-rows-spanned="5">
            <text:p>Differenz:</text:p>
          </table:table-cell>
          <table:table-cell table:style-name="ce38" office:value-type="float" office:value="1">
            <text:p>1</text:p>
          </table:table-cell>
          <table:table-cell table:style-name="ce41"/>
          <table:table-cell table:style-name="ce55" table:number-columns-spanned="1" table:number-rows-spanned="5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4" office:value-type="float" office:value="2">
            <text:p>2</text:p>
          </table:table-cell>
          <table:table-cell table:style-name="ce23" office:value-type="string" table:number-columns-spanned="2" table:number-rows-spanned="1">
            <text:p>Erstellen eines node-red-Dashboards</text:p>
          </table:table-cell>
          <table:covered-table-cell table:style-name="ce23"/>
          <table:table-cell table:style-name="ce23" office:value-type="string">
            <text:p>Hruby</text:p>
          </table:table-cell>
          <table:table-cell table:style-name="ce37" office:value-type="date" office:date-value="2020-01-03">
            <text:p>3.1.20</text:p>
          </table:table-cell>
          <table:table-cell table:style-name="ce37" office:value-type="date" office:date-value="2020-01-16">
            <text:p>16.1.20</text:p>
          </table:table-cell>
          <table:table-cell table:style-name="ce23" office:value-type="float" office:value="13">
            <text:p>13</text:p>
          </table:table-cell>
          <table:table-cell table:style-name="ce38" office:value-type="float" office:value="0">
            <text:p>0</text:p>
          </table:table-cell>
          <table:table-cell table:style-name="ce41"/>
          <table:covered-table-cell table:style-name="ce49"/>
          <table:table-cell table:style-name="ce38" office:value-type="float" office:value="20">
            <text:p>20</text:p>
          </table:table-cell>
          <table:table-cell table:style-name="ce41"/>
          <table:covered-table-cell table:style-name="ce56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5" office:value-type="float" office:value="3">
            <text:p>3</text:p>
          </table:table-cell>
          <table:table-cell table:style-name="ce23" office:value-type="string" table:number-columns-spanned="2" table:number-rows-spanned="1">
            <text:p>Datenauswertung</text:p>
          </table:table-cell>
          <table:covered-table-cell table:style-name="ce23"/>
          <table:table-cell table:style-name="ce23" office:value-type="string">
            <text:p>Mölle</text:p>
          </table:table-cell>
          <table:table-cell table:style-name="ce37" office:value-type="date" office:date-value="2020-01-17">
            <text:p>17.1.20</text:p>
          </table:table-cell>
          <table:table-cell table:style-name="ce37" office:value-type="date" office:date-value="2020-01-24">
            <text:p>24.1.20</text:p>
          </table:table-cell>
          <table:table-cell table:style-name="ce23" office:value-type="float" office:value="7">
            <text:p>7</text:p>
          </table:table-cell>
          <table:table-cell table:style-name="ce38" office:value-type="float" office:value="15">
            <text:p>15</text:p>
          </table:table-cell>
          <table:table-cell table:style-name="ce41"/>
          <table:covered-table-cell table:style-name="ce49"/>
          <table:table-cell table:style-name="ce38" office:value-type="float" office:value="0">
            <text:p>0</text:p>
          </table:table-cell>
          <table:table-cell table:style-name="ce41"/>
          <table:covered-table-cell table:style-name="ce56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6" office:value-type="float" office:value="4">
            <text:p>4</text:p>
          </table:table-cell>
          <table:table-cell table:style-name="ce24" office:value-type="string" table:number-columns-spanned="2" table:number-rows-spanned="1">
            <text:p><text:s text:c="3"/>Webanbindung </text:p>
          </table:table-cell>
          <table:covered-table-cell table:style-name="ce29"/>
          <table:table-cell table:style-name="ce23" office:value-type="string">
            <text:p>Hruby</text:p>
          </table:table-cell>
          <table:table-cell table:style-name="ce37" table:number-columns-repeated="2"/>
          <table:table-cell table:style-name="ce23"/>
          <table:table-cell table:style-name="ce38" office:value-type="float" office:value="0">
            <text:p>0</text:p>
          </table:table-cell>
          <table:table-cell table:style-name="ce41"/>
          <table:covered-table-cell table:style-name="ce49"/>
          <table:table-cell table:style-name="ce38" office:value-type="float" office:value="30">
            <text:p>30</text:p>
          </table:table-cell>
          <table:table-cell table:style-name="ce41"/>
          <table:covered-table-cell table:style-name="ce56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8" office:value-type="float" office:value="5">
            <text:p>5</text:p>
          </table:table-cell>
          <table:table-cell table:style-name="ce23" office:value-type="string" table:number-columns-spanned="2" table:number-rows-spanned="1">
            <text:p>Fertigstellung Dokumentation</text:p>
          </table:table-cell>
          <table:covered-table-cell table:style-name="ce23"/>
          <table:table-cell table:style-name="ce21" office:value-type="string">
            <text:p>Mölle/Hruby</text:p>
          </table:table-cell>
          <table:table-cell table:style-name="ce37" office:value-type="date" office:date-value="2019-01-27">
            <text:p>27.1.19</text:p>
          </table:table-cell>
          <table:table-cell table:style-name="ce37" office:value-type="date" office:date-value="2020-02-21">
            <text:p>21.2.20</text:p>
          </table:table-cell>
          <table:table-cell table:style-name="ce23" office:value-type="float" office:value="19">
            <text:p>19</text:p>
          </table:table-cell>
          <table:table-cell table:style-name="ce39" table:formula="of:=200-[.I13]-[.I19]-([.I21]+[.I22]+[.I23]+[.I24])" office:value-type="float" office:value="10">
            <text:p>10</text:p>
          </table:table-cell>
          <table:table-cell table:style-name="ce42"/>
          <table:covered-table-cell table:style-name="ce50"/>
          <table:table-cell table:style-name="ce39" table:formula="of:=200-[.L13]-[.L19]-([.L21]+[.L22]+[.L23]+[.L24])" office:value-type="float" office:value="9">
            <text:p>9</text:p>
          </table:table-cell>
          <table:table-cell table:style-name="ce42"/>
          <table:covered-table-cell table:style-name="ce57"/>
          <table:table-cell table:style-name="ce23" table:number-columns-repeated="2"/>
          <table:table-cell table:number-columns-repeated="1008"/>
        </table:table-row>
        <table:table-row table:style-name="ro5">
          <table:table-cell/>
          <table:table-cell table:style-name="ce17"/>
          <table:table-cell table:style-name="ce25" office:value-type="string" table:number-columns-spanned="6" table:number-rows-spanned="1">
            <text:p>SUMME</text:p>
          </table:table-cell>
          <table:covered-table-cell table:number-columns-repeated="4" table:style-name="ce30"/>
          <table:covered-table-cell table:style-name="ce25"/>
          <table:table-cell table:style-name="ce40" table:formula="of:=SUM([.I21:.I25])" office:value-type="float" office:value="25">
            <text:p>25</text:p>
          </table:table-cell>
          <table:table-cell table:style-name="ce43"/>
          <table:table-cell table:style-name="ce51" table:formula="of:=[.I26]-[.J26]" office:value-type="float" office:value="25">
            <text:p>25</text:p>
          </table:table-cell>
          <table:table-cell table:style-name="ce40" table:formula="of:=SUM([.L21:.L25])" office:value-type="float" office:value="60">
            <text:p>60</text:p>
          </table:table-cell>
          <table:table-cell table:style-name="ce43"/>
          <table:table-cell table:style-name="ce58" table:formula="of:=[.L26]-[.M26]" office:value-type="float" office:value="60">
            <text:p>60</text:p>
          </table:table-cell>
          <table:table-cell table:style-name="ce58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Agile Project Plan'.L52" table:end-x="2.64cm" table:end-y="0.225cm" draw:z-index="0" draw:name="Chart 2" draw:style-name="gr1" draw:text-style-name="P1" svg:width="41.622cm" svg:height="10.702cm" svg:x="0.076cm" svg:y="0.056cm">
              <draw:object draw:notify-on-update-of-ranges="'Agile Project Plan'.B6:'Agile Project Plan'.B23 'Agile Project Plan'.F5:'Agile Project Plan'.F5 'Agile Project Plan'.F6:'Agile Project Plan'.F23 'Agile Project Plan'.H5:'Agile Project Plan'.H5 'Agile Project Plan'.H6:'Agile Project Plan'.H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9" table:number-rows-repeated="21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8">
      <number:day number:style="long"/>
      <number:text>. </number:text>
      <number:month number:textual="true"/>
      <number:text> </number:text>
      <number:year/>
    </number:date-style>
    <number:date-style style:name="N109">
      <number:day number:style="long"/>
      <number:text>. </number:text>
      <number:month number:textual="true"/>
    </number:date-style>
    <number:date-style style:name="N110">
      <number:day/>
      <number:text>.</number:text>
      <number:month/>
      <number:text>.</number:text>
      <number:year/>
    </number:date-style>
    <number:date-style style:name="N112P0" style:volatile="true">
      <number:month/>
      <number:text>.</number:text>
      <number:day/>
      <number:text>.</number:text>
      <number:year/>
    </number:date-style>
    <number:text-style style:name="N112">
      <number:text-content/>
      <style:map style:condition="value()&gt;=0" style:apply-style-name="N112P0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1.905cm" fo:margin-left="0.635cm" fo:margin-right="0.635cm" style:print-page-order="ttb" style:first-page-number="continue" style:scale-to="50%" style:writing-mode="lr-tb" style:print="charts drawings objects zero-values"/>
      <style:header-style>
        <style:header-footer-properties fo:min-height="1.143cm" fo:margin-left="0cm" fo:margin-right="0cm" fo:margin-bottom="0.7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762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1.143cm" fo:margin-left="0cm" fo:margin-right="0cm" fo:margin-bottom="0.7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.905cm" fo:margin-bottom="2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.10.2019</text:date>, <text:time>20:2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gile_20_Project_20_Plan" style:display-name="PageStyle_Agile Project Plan" style:page-layout-name="Mpm3">
      <style:header>
        <text:p><text:span text:style-name="MT1">Gantt Chart_x005F_x000D_</text:span></text:p>
      </style:header>
      <style:header-left style:display="false"/>
      <style:footer style:display="false"/>
      <style:footer-left style:display="false"/>
    </style:master-page>
    <style:master-page style:name="PageStyle_5f_Agile_20_Project_20_Plan_20_-_20_BLANK" style:display-name="PageStyle_Agile Project Plan - BLANK" style:page-layout-name="Mpm4">
      <style:header>
        <text:p><text:span text:style-name="MT1">Gantt Chart_x005F_x000D_</text:span></text:p>
      </style:header>
      <style:header-left style:display="false"/>
      <style:footer style:display="false"/>
      <style:footer-left style:display="false"/>
    </style:master-page>
    <style:master-page style:name="PageStyle_5f_-Disclaimer-" style:display-name="PageStyle_-Disclaimer-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10-21T20:24:14.51</dc:date>
    <dc:creator>Michael Mölle</dc:creator>
    <meta:editing-duration>PT31M15S</meta:editing-duration>
    <meta:editing-cycles>5</meta:editing-cycles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10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88888"/>
      <style:text-properties fo:color="#000000" fo:font-family="'Century Gothic'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axis-position="0" chart:tick-mark-position="at-axis"/>
      <style:graphic-properties svg:stroke-width="0.026cm" svg:stroke-color="#888888"/>
      <style:text-properties fo:color="#000000" fo:font-family="'Century Gothic'" fo:font-size="10pt" style:font-size-asian="10pt" style:font-size-complex="10pt"/>
    </style:style>
    <style:style style:name="ch5" style:family="chart">
      <style:graphic-properties svg:stroke-width="0.026cm" svg:stroke-color="#888888"/>
    </style:style>
    <style:style style:name="ch6" style:family="chart" style:data-style-name="N110">
      <style:chart-properties chart:label-position="outside">
        <chart:label-separator>
          <text:p>; </text:p>
        </chart:label-separator>
      </style:chart-properties>
      <style:graphic-properties svg:stroke-color="#ffffff" svg:stroke-opacity="0%" draw:fill-color="#ffffff"/>
      <style:text-properties fo:color="#000000" fo:font-family="Calibri" fo:font-size="10pt" style:font-size-asian="10pt" style:font-size-complex="10pt"/>
    </style:style>
    <style:style style:name="ch7" style:family="chart">
      <style:chart-properties chart:solid-type="cuboid"/>
      <style:graphic-properties draw:stroke="none" draw:fill-color="#fdeada"/>
    </style:style>
    <style:style style:name="ch8" style:family="chart">
      <style:chart-properties chart:solid-type="cuboid"/>
      <style:graphic-properties draw:fill-color="#c6d9f1"/>
    </style:style>
    <style:style style:name="ch9" style:family="chart">
      <style:chart-properties chart:solid-type="cuboid"/>
      <style:graphic-properties draw:fill-color="#d7e4bd"/>
    </style:style>
    <style:style style:name="ch10" style:family="chart">
      <style:chart-properties chart:solid-type="cuboid"/>
      <style:graphic-properties draw:fill-color="#ff5050" draw:opacity="33%"/>
    </style:style>
    <style:style style:name="ch11" style:family="chart">
      <style:chart-properties chart:solid-type="cuboid"/>
      <style:graphic-properties draw:fill-color="#d9d9d9"/>
    </style:style>
    <style:style style:name="ch12" style:family="chart">
      <style:chart-properties chart:solid-type="cuboid"/>
      <style:graphic-properties draw:fill-color="#ccc1da"/>
    </style:style>
    <style:style style:name="ch13" style:family="chart">
      <style:chart-properties chart:solid-type="cuboid"/>
      <style:graphic-properties draw:fill-color="#b7dee8"/>
    </style:style>
    <style:style style:name="ch14" style:family="chart">
      <style:chart-properties chart:solid-type="cuboid"/>
      <style:graphic-properties draw:fill-color="#fdeada"/>
    </style:style>
    <style:style style:name="ch15" style:family="chart">
      <style:chart-properties chart:solid-type="cuboid"/>
      <style:graphic-properties draw:fill-color="#ff0000" draw:opacity="33%"/>
    </style:style>
    <style:style style:name="ch16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fo:font-family="Calibri" fo:font-size="10pt" style:font-size-asian="10pt" style:font-size-complex="10pt"/>
    </style:style>
    <style:style style:name="ch17" style:family="chart">
      <style:chart-properties chart:solid-type="cuboid"/>
      <style:graphic-properties draw:fill="solid" draw:fill-color="#f79646"/>
    </style:style>
    <style:style style:name="ch18" style:family="chart">
      <style:chart-properties chart:solid-type="cuboid"/>
      <style:graphic-properties draw:fill="solid" draw:fill-color="#0070c0"/>
    </style:style>
    <style:style style:name="ch19" style:family="chart">
      <style:chart-properties chart:solid-type="cuboid"/>
      <style:graphic-properties draw:fill="solid" draw:fill-color="#00b050"/>
    </style:style>
    <style:style style:name="ch20" style:family="chart">
      <style:chart-properties chart:solid-type="cuboid"/>
      <style:graphic-properties draw:fill="solid" draw:fill-color="#ff0000"/>
    </style:style>
    <style:style style:name="ch21" style:family="chart">
      <style:chart-properties chart:solid-type="cuboid"/>
      <style:graphic-properties draw:fill="solid" draw:fill-color="#000000"/>
    </style:style>
    <style:style style:name="ch22" style:family="chart">
      <style:chart-properties chart:solid-type="cuboid"/>
      <style:graphic-properties draw:fill="solid" draw:fill-color="#604a7b"/>
    </style:style>
    <style:style style:name="ch23" style:family="chart">
      <style:chart-properties chart:solid-type="cuboid"/>
      <style:graphic-properties draw:fill="solid" draw:fill-color="#00b0f0"/>
    </style:style>
    <style:style style:name="ch24" style:family="chart">
      <style:chart-properties chart:solid-type="cuboid"/>
      <style:graphic-properties draw:fill="solid" draw:fill-color="#70ad47"/>
    </style:style>
    <style:style style:name="ch25" style:family="chart">
      <style:chart-properties chart:solid-type="cuboid"/>
      <style:graphic-properties draw:fill="solid" draw:fill-color="#4f81bd"/>
    </style:style>
    <style:style style:name="ch26" style:family="chart">
      <style:graphic-properties draw:fill="solid" draw:fill-color="#ffffff"/>
    </style:style>
    <style:style style:name="ch27" style:family="chart">
      <style:graphic-properties draw:fill-color="#d9d9d9"/>
    </style:style>
  </office:automatic-styles>
  <office:body>
    <office:chart>
      <chart:chart svg:width="41.623cm" svg:height="10.703cm" xlink:href=".." xlink:type="simple" chart:class="chart:bar" chart:style-name="ch1">
        <chart:plot-area chart:style-name="ch2" table:cell-range-address="'Agile Project Plan'.B6:'Agile Project Plan'.B23 'Agile Project Plan'.F5:'Agile Project Plan'.F23 'Agile Project Plan'.H5:'Agile Project Plan'.H23" chart:data-source-has-labels="both" svg:x="1.282cm" svg:y="0.991cm" svg:width="38.57cm" svg:height="9.077cm">
          <chartooo:coordinate-region svg:x="3.42cm" svg:y="0.991cm" svg:width="35.967cm" svg:height="8.554cm"/>
          <chart:axis chart:dimension="x" chart:name="primary-x" chart:style-name="ch3" chartooo:axis-type="auto">
            <chartooo:date-scale/>
            <chart:categories table:cell-range-address="'Agile Project Plan'.B6:'Agile Project Plan'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gile Project Plan'.F6:'Agile Project Plan'.F23" chart:label-cell-address="'Agile Project Plan'.F5:'Agile Project Plan'.F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8"/>
            <chart:data-point chart:style-name="ch9"/>
            <chart:data-point chart:style-name="ch15"/>
            <chart:data-point chart:style-name="ch11"/>
            <chart:data-point chart:style-name="ch14"/>
            <chart:data-point chart:style-name="ch8"/>
            <chart:data-point chart:style-name="ch9"/>
            <chart:data-point chart:style-name="ch15"/>
            <chart:data-point chart:repeated="2"/>
          </chart:series>
          <chart:series chart:style-name="ch16" chart:values-cell-range-address="'Agile Project Plan'.H6:'Agile Project Plan'.H23" chart:label-cell-address="'Agile Project Plan'.H5:'Agile Project Plan'.H5" chart:class="chart:bar"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17"/>
            <chart:data-point chart:style-name="ch18"/>
            <chart:data-point chart:style-name="ch24"/>
            <chart:data-point chart:style-name="ch20"/>
            <chart:data-point chart:style-name="ch21"/>
            <chart:data-point chart:style-name="ch17"/>
            <chart:data-point chart:style-name="ch25"/>
            <chart:data-point chart:style-name="ch19"/>
            <chart:data-point chart:style-name="ch20"/>
            <chart:data-point chart:repeated="2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'Agile Project Plan'.F5:'Agile Project Plan'.F5</svg:desc>
                </draw:g>
              </table:table-cell>
              <table:table-cell office:value-type="string">
                <text:p>Dauer in Tagen</text:p>
                <draw:g>
                  <svg:desc>'Agile Project Plan'.H5:'Agile Project Plan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ilenstein 1</text:p>
                <draw:g>
                  <svg:desc>'Agile Project Plan'.B6:'Agile Project Plan'.B23</svg:desc>
                </draw:g>
              </table:table-cell>
              <table:table-cell office:value-type="float" office:value="43721">
                <text:p>43721</text:p>
                <draw:g>
                  <svg:desc>'Agile Project Plan'.F6:'Agile Project Plan'.F23</svg:desc>
                </draw:g>
              </table:table-cell>
              <table:table-cell office:value-type="float" office:value="42">
                <text:p>42</text:p>
                <draw:g>
                  <svg:desc>'Agile Project Plan'.H6:'Agile Project Plan'.H2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721">
                <text:p>437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721">
                <text:p>43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731">
                <text:p>437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748">
                <text:p>43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741">
                <text:p>43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3750">
                <text:p>43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ilenstein 2</text:p>
              </table:table-cell>
              <table:table-cell office:value-type="float" office:value="43763">
                <text:p>437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752">
                <text:p>437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763">
                <text:p>437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770">
                <text:p>437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800">
                <text:p>438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ilenstein 3</text:p>
              </table:table-cell>
              <table:table-cell office:value-type="float" office:value="43812">
                <text:p>438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3812">
                <text:p>4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3833">
                <text:p>438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847">
                <text:p>4384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linear" draw:start-color="#ff781d" draw:end-color="#ffc6b5" draw:start-intensity="100%" draw:end-intensity="100%" draw:angle="1800" draw:border="0%"/>
  </office:styles>
</office:document-styles>
</file>